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0.778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20c7a7" officeooo:paragraph-rsid="000d9885"/>
    </style:style>
    <style:style style:name="P3" style:family="paragraph" style:parent-style-name="Text_20_body">
      <style:paragraph-properties fo:text-align="center" style:justify-single-word="false"/>
      <style:text-properties fo:font-style="normal" fo:font-weight="normal" officeooo:rsid="00157a54" officeooo:paragraph-rsid="00157a54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paragraph-rsid="000c4d51"/>
    </style:style>
    <style:style style:name="P5" style:family="paragraph" style:parent-style-name="Text_20_body" style:list-style-name="L1">
      <style:text-properties officeooo:paragraph-rsid="000d9885"/>
    </style:style>
    <style:style style:name="P6" style:family="paragraph" style:parent-style-name="Text_20_body" style:list-style-name="L1">
      <style:text-properties officeooo:paragraph-rsid="0012f41b"/>
    </style:style>
    <style:style style:name="P7" style:family="paragraph" style:parent-style-name="Text_20_body" style:list-style-name="L1">
      <style:text-properties officeooo:paragraph-rsid="000eca88"/>
    </style:style>
    <style:style style:name="P8" style:family="paragraph" style:parent-style-name="Text_20_body" style:list-style-name="L1">
      <style:text-properties officeooo:rsid="000c4d51" officeooo:paragraph-rsid="000c4d51"/>
    </style:style>
    <style:style style:name="P9" style:family="paragraph" style:parent-style-name="Text_20_body" style:list-style-name="L1">
      <style:text-properties officeooo:rsid="000c4d51" officeooo:paragraph-rsid="00157a54"/>
    </style:style>
    <style:style style:name="P10" style:family="paragraph" style:parent-style-name="Text_20_body" style:list-style-name="L1">
      <style:text-properties officeooo:rsid="000d9885" officeooo:paragraph-rsid="000c4d51"/>
    </style:style>
    <style:style style:name="P11" style:family="paragraph" style:parent-style-name="Text_20_body" style:list-style-name="L1">
      <style:text-properties officeooo:rsid="0019a293" officeooo:paragraph-rsid="00157a54"/>
    </style:style>
    <style:style style:name="P12" style:family="paragraph" style:parent-style-name="Text_20_body" style:list-style-name="L1">
      <style:text-properties fo:color="#000000" style:text-line-through-style="none" style:font-name="Times New Roman" fo:font-size="12pt" style:text-underline-style="none" officeooo:rsid="00122afe" officeooo:paragraph-rsid="00122afe" style:font-name-asian="Times New Roman1" style:font-size-asian="12pt" style:font-name-complex="Times New Roman1" style:font-size-complex="12pt"/>
    </style:style>
    <style:style style:name="P13" style:family="paragraph" style:parent-style-name="Text_20_body" style:list-style-name="L1">
      <style:text-properties fo:color="#000000" style:text-line-through-style="none" style:font-name="Times New Roman" fo:font-size="12pt" style:text-underline-style="none" officeooo:rsid="000e37b3" officeooo:paragraph-rsid="00122afe" style:font-name-asian="Times New Roman1" style:font-size-asian="12pt" style:font-name-complex="Times New Roman1" style:font-size-complex="12pt"/>
    </style:style>
    <style:style style:name="P14" style:family="paragraph" style:parent-style-name="Text_20_body" style:list-style-name="L1">
      <style:text-properties fo:color="#000000" style:text-line-through-style="none" style:font-name="Times New Roman" fo:font-size="12pt" style:text-underline-style="none" officeooo:rsid="0012c811" officeooo:paragraph-rsid="0012c811" style:font-name-asian="Times New Roman1" style:font-size-asian="12pt" style:font-name-complex="Times New Roman1" style:font-size-complex="12pt"/>
    </style:style>
    <style:style style:name="P15" style:family="paragraph" style:parent-style-name="Text_20_body" style:list-style-name="L1">
      <style:text-properties fo:color="#000000" style:text-line-through-style="none" style:font-name="Times New Roman" fo:font-size="12pt" style:text-underline-style="none" officeooo:rsid="000eca88" officeooo:paragraph-rsid="0012f41b" style:font-name-asian="Times New Roman1" style:font-size-asian="12pt" style:font-name-complex="Times New Roman1" style:font-size-complex="12pt"/>
    </style:style>
    <style:style style:name="P16" style:family="paragraph" style:parent-style-name="Text_20_body" style:list-style-name="L1">
      <style:text-properties fo:color="#000000" style:text-line-through-style="none" style:font-name="Times New Roman" fo:font-size="12pt" style:text-underline-style="none" officeooo:rsid="000eca88" officeooo:paragraph-rsid="000eca88" style:font-name-asian="Times New Roman1" style:font-size-asian="12pt" style:font-name-complex="Times New Roman1" style:font-size-complex="12pt"/>
    </style:style>
    <style:style style:name="P17" style:family="paragraph" style:parent-style-name="Text_20_body" style:list-style-name="L1">
      <style:paragraph-properties fo:margin-left="2.501cm" fo:margin-right="0cm" fo:text-indent="-0.635cm" style:auto-text-indent="false"/>
      <style:text-properties officeooo:rsid="000c4d51" officeooo:paragraph-rsid="00157a54"/>
    </style:style>
    <style:style style:name="P18" style:family="paragraph" style:parent-style-name="Text_20_body" style:list-style-name="L1">
      <style:paragraph-properties fo:margin-left="2.501cm" fo:margin-right="0cm" fo:text-indent="-0.635cm" style:auto-text-indent="false"/>
      <style:text-properties officeooo:rsid="0019a293" officeooo:paragraph-rsid="00157a54"/>
    </style:style>
    <style:style style:name="P19" style:family="paragraph" style:parent-style-name="Text_20_body" style:list-style-name="L1">
      <style:paragraph-properties fo:margin-left="2.501cm" fo:margin-right="0cm" fo:text-indent="-0.635cm" style:auto-text-indent="false"/>
      <style:text-properties fo:color="#000000" style:text-line-through-style="none" style:font-name="Times New Roman" fo:font-size="12pt" style:text-underline-style="none" officeooo:rsid="000eca88" officeooo:paragraph-rsid="000eca88" style:font-name-asian="Times New Roman1" style:font-size-asian="12pt" style:font-name-complex="Times New Roman1" style:font-size-complex="12pt"/>
    </style:style>
    <style:style style:name="T1" style:family="text">
      <style:text-properties officeooo:rsid="000d9885"/>
    </style:style>
    <style:style style:name="T2" style:family="text">
      <style:text-properties fo:color="#000000" style:text-line-through-style="none"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3" style:family="text">
      <style:text-properties fo:color="#000000" style:text-line-through-style="none" style:font-name="Times New Roman" fo:font-size="12pt" style:text-underline-style="none" officeooo:rsid="000e37b3" style:font-name-asian="Times New Roman1" style:font-size-asian="12pt" style:font-name-complex="Times New Roman1" style:font-size-complex="12pt"/>
    </style:style>
    <style:style style:name="T4" style:family="text">
      <style:text-properties fo:color="#000000" style:text-line-through-style="none" style:font-name="Times New Roman" fo:font-size="12pt" style:text-underline-style="none" officeooo:rsid="000eca88" style:font-name-asian="Times New Roman1" style:font-size-asian="12pt" style:font-name-complex="Times New Roman1" style:font-size-complex="12pt"/>
    </style:style>
    <style:style style:name="T5" style:family="text">
      <style:text-properties fo:color="#000000" style:text-line-through-style="none" style:font-name="Times New Roman" fo:font-size="12pt" style:text-underline-style="none" officeooo:rsid="00122afe" style:font-name-asian="Times New Roman1" style:font-size-asian="12pt" style:font-name-complex="Times New Roman1" style:font-size-complex="12pt"/>
    </style:style>
    <style:style style:name="T6" style:family="text">
      <style:text-properties fo:color="#000000" style:text-line-through-style="none" style:font-name="Times New Roman" fo:font-size="12pt" style:text-underline-style="none" officeooo:rsid="0012c811" style:font-name-asian="Times New Roman1" style:font-size-asian="12pt" style:font-name-complex="Times New Roman1" style:font-size-complex="12pt"/>
    </style:style>
    <style:style style:name="T7" style:family="text">
      <style:text-properties fo:color="#000000" style:text-line-through-style="none" style:font-name="Times New Roman" fo:font-size="12pt" style:text-underline-style="none" officeooo:rsid="0013f232" style:font-name-asian="Times New Roman1" style:font-size-asian="12pt" style:font-name-complex="Times New Roman1" style:font-size-complex="12pt"/>
    </style:style>
    <style:style style:name="T8" style:family="text">
      <style:text-properties fo:color="#000000" style:font-name="Times New Roman" fo:font-size="12pt" officeooo:rsid="000e37b3" style:font-name-asian="Times New Roman1" style:font-size-asian="12pt" style:font-name-complex="Times New Roman1" style:font-size-complex="12pt"/>
    </style:style>
    <style:style style:name="T9" style:family="text">
      <style:text-properties officeooo:rsid="00114677"/>
    </style:style>
    <style:style style:name="T10" style:family="text">
      <style:text-properties officeooo:rsid="00122afe"/>
    </style:style>
    <style:style style:name="T11" style:family="text">
      <style:text-properties officeooo:rsid="0012f41b"/>
    </style:style>
    <style:style style:name="T12" style:family="text">
      <style:text-properties officeooo:rsid="0013f232"/>
    </style:style>
    <style:style style:name="T13" style:family="text">
      <style:text-properties officeooo:rsid="00157a54"/>
    </style:style>
    <style:style style:name="T14" style:family="text">
      <style:text-properties officeooo:rsid="0013f3e4"/>
    </style:style>
    <style:style style:name="T15" style:family="text">
      <style:text-properties officeooo:rsid="0019a293"/>
    </style:style>
    <style:style style:name="T16" style:family="text">
      <style:text-properties officeooo:rsid="001683b6"/>
    </style:style>
    <style:style style:name="T17" style:family="text">
      <style:text-properties officeooo:rsid="0016ec3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2"><text:span text:style-name="T1">Richiesta iscrizione </text:span><text:span text:style-name="T9">residente del comune di Fisciano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2"><text:span text:style-name="T9">Maria</text:span><text:span text:style-name="T1">: </text:span><text:span text:style-name="T13">genitore</text:span>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21399512" text:style-name="L1">
              <text:list-item>
                <text:p text:style-name="P8"><text:span text:style-name="T9">Maria, </text:span><text:span text:style-name="T12">una donna sposata e madre di un bambino di due anni e mezzo lavora come commessa in un sali e tabacchi a</text:span><text:span text:style-name="T9"> Fisciano </text:span><text:span text:style-name="T12">dove è anche residente col marito</text:span><text:span text:style-name="T9">. </text:span><text:span text:style-name="T12">Venuta a sapere che ci sono posti presso l'asilo di Fisciano</text:span><text:span text:style-name="T1"> decide di usufruire del servizio </text:span><text:span text:style-name="T12">visto che anche il marito causa lavoro è fuori e quindi nessuno potrebbe badare al piccolo</text:span><text:span text:style-name="T1">.</text:span></text:p>
                <text:p text:style-name="P10"/>
              </text:list-item>
              <text:list-item>
                <text:p text:style-name="P9"><text:span text:style-name="T9">Maria</text:span><text:span text:style-name="T1"> </text:span><text:span text:style-name="T14"><text:s/></text:span><text:span text:style-name="T1">accende il computer, </text:span><text:span text:style-name="T15">accede alla pagina di Login del sistema e clicca sul tasto per accedere alla pagina della compilazione del form per le iscrizioni.</text:span></text:p>
                <text:p text:style-name="P11"/>
              </text:list-item>
              <text:list-item>
                <text:p text:style-name="P17"><text:span text:style-name="T15">Il sistema </text:span><text:span text:style-name="T1">apre mostra la </text:span><text:span text:style-name="T15">pagina richiesta.</text:span></text:p>
                <text:p text:style-name="P18"/>
              </text:list-item>
              <text:list-item>
                <text:p text:style-name="P5"><text:span text:style-name="T1"><text:s/>Caricato il documento </text:span><text:span text:style-name="T9">Maria</text:span><text:span text:style-name="T1"> inizia a compilare </text:span><text:span text:style-name="T9">il modulo. Inserisce i propri dati (Nome, cognome, C F, </text:span><text:span text:style-name="T10">data di nascita</text:span><text:span text:style-name="T9">, indirizzo, </text:span><text:span text:style-name="T10">telefono ed email</text:span><text:span text:style-name="T9">), </text:span><text:span text:style-name="T10">se il bambino ha già frequentato negli anni precedenti, i dati del bambino e che tipo di fascia utenze sceglie (</text:span><text:span text:style-name="T8">full time dalle ore 8,30 alle ore 16,30 comprensiva dei pasti, </text:span><text:span text:style-name="T2">part-time mattutina dalle ore 8,30 alle ore 13,30 comprensiva dei pasti, <text:s/>part-time mattutina dalle ore 8,30 alle ore 12,00 senza somministrazione del pasto </text:span><text:span text:style-name="T3">e </text:span><text:span text:style-name="T2">part-time pomeridiana dalle ore 13,30 alle ore 16,30 senza somministrazione del pasto</text:span><text:span text:style-name="T5">)</text:span><text:span text:style-name="T2">. </text:span></text:p>
                <text:p text:style-name="P12">Continuando, Maria deve barrare alcune informazioni riguardante il suo lavoro e anche quello del suo coniuge / compagno.</text:p>
                <text:p text:style-name="P13">Compila i dati del genitore non richiedente barrando su “padre” o “madre” e continua compilando i dati anagrafici.</text:p>
                <text:p text:style-name="P14"><text:s/>Riempie la tabella inserendo i dati del suo nucleo familiare e barra con una croce <text:span text:style-name="T11">le</text:span> notizie che riguardano il bambino.</text:p>
                <text:p text:style-name="P15"/>
              </text:list-item>
              <text:list-item>
                <text:p text:style-name="P6"><text:span text:style-name="T4">Assicuratasi di aver fatto tutto bene </text:span><text:span text:style-name="T6">Maria </text:span><text:span text:style-name="T7">usa la funzione</text:span><text:span text:style-name="T4">“Invia modulo di iscrizione”.</text:span></text:p>
                <text:p text:style-name="P15"/>
              </text:list-item>
              <text:list-item>
                <text:p text:style-name="P19"><text:span text:style-name="T16">Il sistema</text:span> <text:s/>mostra <text:span text:style-name="T16">il messaggio</text:span>: “modulo inviato con successo. Le sarà spedita una mail per la conferma dell'avvenuta consegna”.</text:p>
                <text:p text:style-name="P16"/>
              </text:list-item>
              <text:list-item>
                <text:p text:style-name="P7"><text:span text:style-name="T4"><text:s/></text:span><text:span text:style-name="T6">Maria</text:span><text:span text:style-name="T4"> esce dal sistema.</text:span></text:p>
              </text:list-item>
            </text:list>
          </table:table-cell>
        </table:table-row>
      </table:table>
      <text:p text:style-name="P3">SC_A_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4:31:57.74</meta:creation-date>
    <meta:editing-duration>PT4S</meta:editing-duration>
    <meta:editing-cycles>8</meta:editing-cycles>
    <meta:generator>LibreOffice/3.6$Windows_x86 LibreOffice_project/da8c1e6-fd468f4-454e206-f42a4a9-143cfd</meta:generator>
    <dc:date>2012-10-23T01:26:11.57</dc:date>
    <meta:document-statistic meta:table-count="1" meta:image-count="0" meta:object-count="0" meta:page-count="1" meta:paragraph-count="16" meta:word-count="305" meta:character-count="1866" meta:non-whitespace-character-count="1576"/>
  </office:meta>
</office:document-meta>
</file>